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837" officeooo:paragraph-rsid="001ee837"/>
    </style:style>
    <style:style style:name="P2" style:family="paragraph" style:parent-style-name="Standard">
      <style:text-properties officeooo:rsid="001f0d75" officeooo:paragraph-rsid="001f0d75"/>
    </style:style>
    <style:style style:name="P3" style:family="paragraph" style:parent-style-name="Standard">
      <style:text-properties fo:font-weight="bold" officeooo:rsid="001f0d75" officeooo:paragraph-rsid="001f0d75" style:font-weight-asian="bold" style:font-weight-complex="bold"/>
    </style:style>
    <style:style style:name="P4" style:family="paragraph" style:parent-style-name="Standard">
      <style:text-properties fo:font-weight="bold" officeooo:rsid="001f706c" officeooo:paragraph-rsid="001f706c" style:font-weight-asian="bold" style:font-weight-complex="bold"/>
    </style:style>
    <style:style style:name="P5" style:family="paragraph" style:parent-style-name="Standard">
      <style:text-properties fo:font-style="normal" fo:font-weight="bold" officeooo:rsid="001f706c" officeooo:paragraph-rsid="001f706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20a0a3" officeooo:paragraph-rsid="0020a0a3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25b4a4" officeooo:paragraph-rsid="0025b4a4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2c0a9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0a0a3" officeooo:paragraph-rsid="0036963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2fd14" officeooo:paragraph-rsid="0034d86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2fd14" officeooo:paragraph-rsid="004c687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c8b5a" officeooo:paragraph-rsid="002c8b5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ccf6d" officeooo:paragraph-rsid="002ccf6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325c0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383999" officeooo:paragraph-rsid="0038399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af28e" officeooo:paragraph-rsid="003b312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af28e" officeooo:paragraph-rsid="003d8da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4221b4" officeooo:paragraph-rsid="004221b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482b3" officeooo:paragraph-rsid="00543c2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486b0a" officeooo:paragraph-rsid="00486b0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5afbda" officeooo:paragraph-rsid="00486b0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5afbda" officeooo:paragraph-rsid="005afbda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bold" officeooo:rsid="002bfe54" officeooo:paragraph-rsid="002bfe54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2ccf6d" officeooo:paragraph-rsid="002ccf6d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2e39fd" officeooo:paragraph-rsid="002e39fd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309bc4" officeooo:paragraph-rsid="00309bc4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3af28e" officeooo:paragraph-rsid="003af28e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italic" fo:font-weight="normal" officeooo:rsid="002e39fd" officeooo:paragraph-rsid="002e39fd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weight="normal" officeooo:rsid="001f0d75" officeooo:paragraph-rsid="003caf73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f0d75" officeooo:paragraph-rsid="003caf7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rsid="001ee837" officeooo:paragraph-rsid="001ee837"/>
    </style:style>
    <style:style style:name="P52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53" style:family="paragraph" style:parent-style-name="Standard">
      <style:text-properties fo:color="#666666" loext:opacity="100%" fo:font-weight="normal" officeooo:rsid="001f0d75" officeooo:paragraph-rsid="003caf73" style:font-weight-asian="normal" style:font-weight-complex="normal"/>
    </style:style>
    <style:style style:name="P54" style:family="paragraph" style:parent-style-name="Standard">
      <style:text-properties fo:color="#666666" loext:opacity="100%" fo:font-style="italic" fo:font-weight="normal" officeooo:rsid="00276a75" officeooo:paragraph-rsid="00276a75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color="#666666" loext:opacity="100%" fo:font-style="italic" fo:font-weight="bold" officeooo:rsid="00276a75" officeooo:paragraph-rsid="00276a75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color="#666666" loext:opacity="100%"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666666" loext:opacity="100%"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666666" loext:opacity="100%"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666666" loext:opacity="100%" fo:font-style="normal" fo:font-weight="normal" officeooo:rsid="0029689d" officeooo:paragraph-rsid="0029689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666666" loext:opacity="100%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666666" loext:opacity="100%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666666" loext:opacity="100%"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666666" loext:opacity="100%" fo:font-style="normal" fo:font-weight="bold" officeooo:rsid="00276a75" officeooo:paragraph-rsid="00276a75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666666" loext:opacity="100%" fo:font-style="normal" fo:font-weight="bold" officeooo:rsid="0029689d" officeooo:paragraph-rsid="0029689d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color="#666666" loext:opacity="100%"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officeooo:rsid="001f0d75" officeooo:paragraph-rsid="001f0d75"/>
    </style:style>
    <style:style style:name="P67" style:family="paragraph" style:parent-style-name="Standard">
      <style:paragraph-properties fo:text-align="justify" style:justify-single-word="false"/>
      <style:text-properties officeooo:rsid="001f0d75" officeooo:paragraph-rsid="004b31d6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fo:font-style="italic" fo:font-weight="normal" officeooo:rsid="003caf73" officeooo:paragraph-rsid="003caf7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ize="10.5pt" fo:font-style="italic" fo:font-weight="normal" officeooo:rsid="003caf73" officeooo:paragraph-rsid="003caf73" style:font-size-asian="10.5pt" style:font-style-asian="italic" style:font-weight-asian="normal" style:font-size-complex="10.5pt" style:font-style-complex="italic" style:font-weight-complex="normal"/>
    </style:style>
    <style:style style:name="P70" style:family="paragraph" style:parent-style-name="Standard">
      <style:text-properties style:font-name="Lucida Console" fo:font-size="10.5pt" fo:font-style="normal" fo:font-weight="normal" officeooo:rsid="004221b4" officeooo:paragraph-rsid="004221b4" style:font-size-asian="10.5pt" style:font-style-asian="normal" style:font-weight-asian="normal" style:font-size-complex="10.5pt" style:font-style-complex="normal" style:font-weight-complex="normal"/>
    </style:style>
    <style:style style:name="P71" style:family="paragraph" style:parent-style-name="Standard">
      <style:text-properties fo:color="#00008b" loext:opacity="100%" style:font-name="Lucida Console" fo:font-size="10.5pt" fo:font-style="normal" fo:font-weight="bold" officeooo:rsid="004221b4" officeooo:paragraph-rsid="004221b4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96" style:font-weight-asian="bold" style:font-weight-complex="bold"/>
    </style:style>
    <style:style style:name="T3" style:family="text">
      <style:text-properties fo:font-weight="bold" officeooo:rsid="00309bc4" style:font-weight-asian="bold" style:font-weight-complex="bold"/>
    </style:style>
    <style:style style:name="T4" style:family="text">
      <style:text-properties fo:font-weight="bold" officeooo:rsid="0034d866" style:font-weight-asian="bold" style:font-weight-complex="bold"/>
    </style:style>
    <style:style style:name="T5" style:family="text">
      <style:text-properties fo:font-weight="bold" officeooo:rsid="0036963a" style:font-weight-asian="bold" style:font-weight-complex="bold"/>
    </style:style>
    <style:style style:name="T6" style:family="text">
      <style:text-properties fo:font-weight="bold" officeooo:rsid="0038ab24" style:font-weight-asian="bold" style:font-weight-complex="bold"/>
    </style:style>
    <style:style style:name="T7" style:family="text">
      <style:text-properties fo:font-weight="bold" officeooo:rsid="003af28e" style:font-weight-asian="bold" style:font-weight-complex="bold"/>
    </style:style>
    <style:style style:name="T8" style:family="text">
      <style:text-properties fo:font-weight="bold" officeooo:rsid="00486b0a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0b3b4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3" style:family="text">
      <style:text-properties fo:color="#808080" loext:opacity="100%" fo:font-style="normal" style:font-style-asian="normal" style:font-style-complex="normal"/>
    </style:style>
    <style:style style:name="T14" style:family="text">
      <style:text-properties officeooo:rsid="002204d6"/>
    </style:style>
    <style:style style:name="T15" style:family="text">
      <style:text-properties officeooo:rsid="0022fd14"/>
    </style:style>
    <style:style style:name="T16" style:family="text">
      <style:text-properties officeooo:rsid="0025b4a4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4857b" style:font-style-asian="italic" style:font-style-complex="italic"/>
    </style:style>
    <style:style style:name="T19" style:family="text">
      <style:text-properties fo:font-style="italic" officeooo:rsid="0038ab24" style:font-style-asian="italic" style:font-style-complex="italic"/>
    </style:style>
    <style:style style:name="T20" style:family="text">
      <style:text-properties fo:font-style="italic" officeooo:rsid="003a418d" style:font-style-asian="italic" style:font-style-complex="italic"/>
    </style:style>
    <style:style style:name="T21" style:family="text">
      <style:text-properties fo:font-style="italic" officeooo:rsid="003caf73" style:font-style-asian="italic" style:font-style-complex="italic"/>
    </style:style>
    <style:style style:name="T22" style:family="text">
      <style:text-properties fo:font-style="italic" officeooo:rsid="003d8da8" style:font-style-asian="italic" style:font-style-complex="italic"/>
    </style:style>
    <style:style style:name="T23" style:family="text">
      <style:text-properties fo:font-style="italic" officeooo:rsid="003f1fde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9689d" style:font-weight-asian="normal" style:font-weight-complex="normal"/>
    </style:style>
    <style:style style:name="T27" style:family="text">
      <style:text-properties fo:font-weight="normal" officeooo:rsid="002b3321" style:font-weight-asian="normal" style:font-weight-complex="normal"/>
    </style:style>
    <style:style style:name="T28" style:family="text">
      <style:text-properties fo:font-weight="normal" officeooo:rsid="004c6878" style:font-weight-asian="normal" style:font-weight-complex="normal"/>
    </style:style>
    <style:style style:name="T29" style:family="text">
      <style:text-properties officeooo:rsid="002c0a96"/>
    </style:style>
    <style:style style:name="T30" style:family="text">
      <style:text-properties officeooo:rsid="002f0c2c"/>
    </style:style>
    <style:style style:name="T31" style:family="text">
      <style:text-properties officeooo:rsid="00309bc4"/>
    </style:style>
    <style:style style:name="T32" style:family="text">
      <style:text-properties officeooo:rsid="00340d34"/>
    </style:style>
    <style:style style:name="T33" style:family="text">
      <style:text-properties officeooo:rsid="0034857b"/>
    </style:style>
    <style:style style:name="T34" style:family="text">
      <style:text-properties officeooo:rsid="0034d866"/>
    </style:style>
    <style:style style:name="T35" style:family="text">
      <style:text-properties officeooo:rsid="0036963a"/>
    </style:style>
    <style:style style:name="T36" style:family="text">
      <style:text-properties style:text-position="sub 58%" officeooo:rsid="0036963a"/>
    </style:style>
    <style:style style:name="T37" style:family="text">
      <style:text-properties style:text-position="sub 58%" officeooo:rsid="002f0c2c"/>
    </style:style>
    <style:style style:name="T38" style:family="text">
      <style:text-properties officeooo:rsid="0038ab24"/>
    </style:style>
    <style:style style:name="T39" style:family="text">
      <style:text-properties officeooo:rsid="003a418d"/>
    </style:style>
    <style:style style:name="T40" style:family="text">
      <style:text-properties officeooo:rsid="003af28e"/>
    </style:style>
    <style:style style:name="T41" style:family="text">
      <style:text-properties officeooo:rsid="003b3124"/>
    </style:style>
    <style:style style:name="T42" style:family="text">
      <style:text-properties officeooo:rsid="003caf73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tyle="normal" style:font-style-asian="normal" style:font-style-complex="normal"/>
    </style:style>
    <style:style style:name="T45" style:family="text">
      <style:text-properties fo:color="#666666" loext:opacity="100%" officeooo:rsid="003caf73"/>
    </style:style>
    <style:style style:name="T46" style:family="text">
      <style:text-properties fo:color="#666666" loext:opacity="100%" fo:font-weight="bold" style:font-weight-asian="bold" style:font-weight-complex="bold"/>
    </style:style>
    <style:style style:name="T47" style:family="text">
      <style:text-properties fo:color="#666666" loext:opacity="100%" fo:font-weight="bold" officeooo:rsid="001f0d75" style:font-weight-asian="bold" style:font-weight-complex="bold"/>
    </style:style>
    <style:style style:name="T48" style:family="text">
      <style:text-properties fo:color="#666666" loext:opacity="100%" officeooo:rsid="001f0d75"/>
    </style:style>
    <style:style style:name="T49" style:family="text">
      <style:text-properties fo:color="#666666" loext:opacity="100%" officeooo:rsid="004c6878"/>
    </style:style>
    <style:style style:name="T50" style:family="text">
      <style:text-properties officeooo:rsid="003d8da8"/>
    </style:style>
    <style:style style:name="T51" style:family="text">
      <style:text-properties officeooo:rsid="003f1fde"/>
    </style:style>
    <style:style style:name="T52" style:family="text">
      <style:text-properties fo:color="#00008b" loext:opacity="100%" fo:font-weight="bold" style:font-weight-asian="bold" style:font-weight-complex="bold"/>
    </style:style>
    <style:style style:name="T53" style:family="text">
      <style:text-properties fo:color="#800080" loext:opacity="100%" fo:font-weight="bold" style:font-weight-asian="bold" style:font-weight-complex="bold"/>
    </style:style>
    <style:style style:name="T54" style:family="text">
      <style:text-properties fo:color="#008000" loext:opacity="100%"/>
    </style:style>
    <style:style style:name="T55" style:family="text">
      <style:text-properties fo:color="#ff0000" loext:opacity="100%"/>
    </style:style>
    <style:style style:name="T56" style:family="text">
      <style:text-properties officeooo:rsid="0044d9a0"/>
    </style:style>
    <style:style style:name="T57" style:family="text">
      <style:text-properties officeooo:rsid="00469b0c"/>
    </style:style>
    <style:style style:name="T58" style:family="text">
      <style:text-properties fo:color="#0000ff" loext:opacity="100%" fo:font-weight="bold" style:font-weight-asian="bold" style:font-weight-complex="bold"/>
    </style:style>
    <style:style style:name="T59" style:family="text">
      <style:text-properties fo:color="#a9a9a9" loext:opacity="100%"/>
    </style:style>
    <style:style style:name="T60" style:family="text">
      <style:text-properties fo:color="#a9a9a9" loext:opacity="100%" officeooo:rsid="00469b0c"/>
    </style:style>
    <style:style style:name="T61" style:family="text">
      <style:text-properties fo:color="#a9a9a9" loext:opacity="100%" fo:font-weight="bold" officeooo:rsid="004c6878" style:font-weight-asian="bold" style:font-weight-complex="bold"/>
    </style:style>
    <style:style style:name="T62" style:family="text">
      <style:text-properties officeooo:rsid="00490f84"/>
    </style:style>
    <style:style style:name="T63" style:family="text">
      <style:text-properties officeooo:rsid="0049863c"/>
    </style:style>
    <style:style style:name="T64" style:family="text">
      <style:text-properties officeooo:rsid="004b31d6"/>
    </style:style>
    <style:style style:name="T65" style:family="text">
      <style:text-properties officeooo:rsid="005015fa"/>
    </style:style>
    <style:style style:name="T66" style:family="text">
      <style:text-properties officeooo:rsid="0050d280"/>
    </style:style>
    <style:style style:name="T67" style:family="text">
      <style:text-properties officeooo:rsid="005343d9"/>
    </style:style>
    <style:style style:name="T68" style:family="text">
      <style:text-properties officeooo:rsid="0054c215"/>
    </style:style>
    <style:style style:name="T69" style:family="text">
      <style:text-properties officeooo:rsid="00569f5f"/>
    </style:style>
    <style:style style:name="T70" style:family="text">
      <style:text-properties officeooo:rsid="005afb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Język PL/PL</text:p>
      <text:p text:style-name="P1"/>
      <text:p text:style-name="P51"><text:tab/>Język PL/PL, jest językiem programowania – PL, <text:span text:style-name="T64">imperatywnym i mocno typowanym</text:span> ze składnią naśladującą język polski (stąd drugie PL), <text:span text:style-name="T64">zbliżoną do C, albo raczej do utartych praktyk z niego wyrosłych.</text:span></text:p>
      <text:p text:style-name="P1"/>
      <text:p text:style-name="P3">Podstawowa składnia wewnątrz procedur:</text:p>
      <text:p text:style-name="P67"><text:tab/><text:span text:style-name="T68">Z powodu chęci zachowania </text:span><text:span text:style-name="T69">powszechnych</text:span><text:span text:style-name="T68"> zwyczajów, proponowana składnia jest</text:span> istotnie zbliżona do C, wyjąwszy kwestie <text:span text:style-name="T42">procedur/funkcji </text:span><text:span text:style-name="T64">oraz</text:span> wskaźników, zamiast <text:span text:style-name="T64">których</text:span> <text:span text:style-name="T69">obecne </text:span>są referencje i nie ma również <text:span text:style-name="T14">unarnych</text:span> operatorów * i &amp;<text:span text:style-name="T42">.</text:span></text:p>
      <text:p text:style-name="P66"><text:tab/>Sam kod wewnątrz procedury składa się z instrukcji, oddzielonych średnikami. Białe znaki są ignorowane, prócz tego, że rozdzielają tokeny. Instrukcja może być instrukcj<text:span text:style-name="T70">ą</text:span> prostą, instrukcj<text:span text:style-name="T70">ą</text:span> złożoną, <text:span text:style-name="T42">jedną z instrukcji sterujących przepływem sterowania,</text:span> bądź deklaracją.</text:p>
      <text:p text:style-name="P2"/>
      <text:p text:style-name="P3">Deklaracje <text:span text:style-name="T16">obiektów</text:span></text:p>
      <text:p text:style-name="P50">Wszelkie obiekty (prócz anonimowych, pojawiających się w toku obliczania wyrażeń), przed użyciem muszą być zadeklarowane w następujący sposób: &lt;nazwa typu&gt; &lt;identyfikator&gt;;<text:span text:style-name="T9"> <text:s/></text:span><text:span text:style-name="T13">W </text:span><text:span text:style-name="T44">niektórych sytuacjach możliwa jest jeszcze inicjalizacja : </text:span></text:p>
      <text:p text:style-name="P49"><text:span text:style-name="T44">&lt;nazwa typu&gt; &lt;identyfikator&gt; = &lt;dozwolona wartość typu&gt;; </text:span></text:p>
      <text:p text:style-name="P53"><text:span text:style-name="T9"/></text:p>
      <text:p text:style-name="P68">Szarym kolorem oznaczone są opisy elementów języka, które nie są konieczne, aby w ogóle funkcjonował, zatem zostaną zaimplementowane w dalszej kolejności podczas jego rozwoju, bądź w razie wystąpienia nieprzewidzianych trudności – wcale.</text:p>
      <text:p text:style-name="P5"/>
      <text:p text:style-name="P5">Identyfikator</text:p>
      <text:p text:style-name="P35">W tym języku identyfikator może składać się ze znaków polskiego alfabetu, małych lub wielkich, i ewentualnie po choć jednym znaku alfabetu, z cyfr. Nazwa taka odnosi się do obiektu, o określonym podczas kompilacji typie.</text:p>
      <text:p text:style-name="P5"/>
      <text:p text:style-name="P5">Typy</text:p>
      <text:p text:style-name="P8">W tym języku typy dzielą się zasadniczo na typy atomiczne (proste) i referencje.</text:p>
      <text:p text:style-name="P8"/>
      <text:p text:style-name="P5">Typy atomiczne</text:p>
      <text:p text:style-name="P8">są podyktowane powszechn<text:span text:style-name="T42">ą</text:span> architekturą sprzętu i przyzwyczajeniami. </text:p>
      <text:p text:style-name="P4"><text:span text:style-name="T10">z</text:span><text:span text:style-name="T9">nak</text:span><text:span text:style-name="T11"> – to 8 bitów – char, </text:span><text:span text:style-name="T12">z literałami typu ‘ł’, ‘a’</text:span></text:p>
      <text:p text:style-name="P8"><text:span text:style-name="T1">całk</text:span> <text:s/>- 32 bity – int, ze standardowa arytmetyką</text:p>
      <text:p text:style-name="P56"><text:span text:style-name="T1">rzeczyw</text:span> – 32 bity – IEEE 754 float <text:span text:style-name="T15">i literałami typu 1.2 (separatorem dziesiętnym jest kropka)</text:span></text:p>
      <text:p text:style-name="P8"/>
      <text:p text:style-name="P6">Referencje</text:p>
      <text:p text:style-name="P9">do tablicy – zapewniony operator dostępu do elementu [] - zwraca wartość</text:p>
      <text:p text:style-name="P57">do obiektu – zapewniony selektor (kropka)</text:p>
      <text:p text:style-name="P57">do funkcji – zapewniony operator wywołania - (&lt;argumenty&gt;)</text:p>
      <text:p text:style-name="P9"/>
      <text:p text:style-name="P7">Tablice</text:p>
      <text:p text:style-name="P12">Deklaracja <text:span text:style-name="T17">całk a[7]; </text:span>tworzy tablicę i nazwa <text:span text:style-name="T17">a </text:span>oznacza referencję do niej. Do elementu tablicy dostęp zapewnia operator nawiasów kwadratowych. Nazwa <text:span text:style-name="T17">a</text:span> nie jest równoważna z adresem zerowego elementu (jak w C), nie ma wskaźników <text:span text:style-name="T43">i każda tablica na swym początku przechowuje 32bitowy swój rozmiar, do którego można się dostać (ale nie zmienić) selektorem (kropką), </text:span><text:span text:style-name="T45">na przykład</text:span><text:span text:style-name="T43"> a.</text:span><text:span text:style-name="T46">rozm </text:span><text:span text:style-name="T43">Język </text:span><text:span text:style-name="T45">zatem </text:span><text:span text:style-name="T43">może zapewniać sprawdzanie, czy indeks mieści się w rozmiarze tablicy, za każdym użyciem []. Jako, że nie ma w nim wyjątków, skutkowałoby to zakończeniem programu.</text:span></text:p>
      <text:p text:style-name="P11"/>
      <text:p text:style-name="P63"><text:soft-page-break/>Typy złożone</text:p>
      <text:p text:style-name="P58">Przykłady:</text:p>
      <text:p text:style-name="P55"><text:span text:style-name="T25">typ zespolona{</text:span><text:span text:style-name="T26">rzeczyw cz_rzeczywista; rzeczyw cz_zespolona;</text:span><text:span text:style-name="T25">};</text:span></text:p>
      <text:p text:style-name="P54">typ kot{całk wiek=2; rzeczyw wredność=+inf; funkcja zamiaucz = kotomiauczenie};</text:p>
      <text:p text:style-name="P59">pokazują, że struktury definiowane za pomocą słowa kluczowego „typ”, zachowują się bardzo podobnie do „typedef struct” w C, z dodatkiem wartości inicjalizacyjnych; albo do klas w C++.</text:p>
      <text:p text:style-name="P64"><text:span text:style-name="T25"><text:tab/>Deklaracja: </text:span><text:span text:style-name="T24">zespolona b;</text:span><text:span text:style-name="T25"> deklaruje w rzeczywistości referencję (pustą), będącą równoważna do: </text:span><text:span text:style-name="T24">zespolona b = </text:span><text:span text:style-name="T17">nic</text:span><text:span text:style-name="T24">;</text:span><text:span text:style-name="T25"> gdzie </text:span>nic<text:span text:style-name="T25"> jest wyróżnionym literałem. Instancjacja obiektu od</text:span><text:span text:style-name="T27">b</text:span><text:span text:style-name="T25">ywa się konstrukcją w formie: </text:span><text:span text:style-name="T24">zespolona b = nowa zespolona;</text:span><text:span text:style-name="T25"> </text:span><text:span text:style-name="T28">Konstrukcja</text:span><text:span text:style-name="T25"> </text:span>nowa<text:span text:style-name="T25"> &lt;nazwa typu&gt;; powoduje utworzenie na stercie nowego obiektu. </text:span>zapomnij &lt;<text:span text:style-name="T25">referencja do obiektu</text:span>&gt;<text:span text:style-name="T25">; powoduje zwolnienie pamięci na stercie.</text:span> </text:p>
      <text:p text:style-name="P42"/>
      <text:p text:style-name="P42">Struktury kontroli przepływu sterowania</text:p>
      <text:p text:style-name="P13">Przykład języka C pokazuje, że do budowania kodu imperatywnego wystarczą w istocie dwie struktury – warunek i pętla, odpowiednio w C <text:span text:style-name="T17">if</text:span> i <text:span text:style-name="T17">while</text:span>. PL/PL zapewnia ten minimalny zbiór.</text:p>
      <text:p text:style-name="P19">Zarys gramatyki prostego kodu imperatywnego:</text:p>
      <text:p text:style-name="P9">&lt;<text:span text:style-name="T29">lista instrukcji</text:span>&gt; :<text:span text:style-name="T29">= &lt;instrukcja&gt;+</text:span></text:p>
      <text:p text:style-name="P15">&lt;<text:span text:style-name="T29">instrukcja</text:span>&gt; :<text:span text:style-name="T29">= &lt;instrukcja wyboru&gt; | &lt;instrukcja pętli&gt; | &lt;instrukcja złożona&gt; | &lt;instrukcja prosta&gt; </text:span><text:span text:style-name="T33">| </text:span><text:span text:style-name="T35">&lt;instrukcja wkroczenia&gt; | &lt;instrukcja powrotu&gt; | </text:span><text:span text:style-name="T33">&lt;deklaracja atomiczna&gt; </text:span></text:p>
      <text:p text:style-name="P10">&lt;<text:span text:style-name="T29">instrukcja wyboru</text:span>&gt; :<text:span text:style-name="T29">= </text:span><text:span text:style-name="T1">jeśli(</text:span>&lt;wyrażenie&gt;<text:span text:style-name="T1">)</text:span>&lt;instrukcja&gt; <text:span text:style-name="T1">inaczej</text:span> &lt;instrukcja&gt;</text:p>
      <text:p text:style-name="P10">&lt;<text:span text:style-name="T29">instrukcja pętli</text:span>&gt; :<text:span text:style-name="T29">= </text:span><text:span text:style-name="T1">dopóki(</text:span>&lt;wyrażenie&gt;<text:span text:style-name="T1">)</text:span>&lt;instrukcja&gt;</text:p>
      <text:p text:style-name="P10">&lt;<text:span text:style-name="T29">instrukcja złożona</text:span>&gt; :<text:span text:style-name="T29">= </text:span><text:span text:style-name="T2">{</text:span><text:span text:style-name="T29">&lt;lista instrukcji&gt;</text:span><text:span text:style-name="T2">}</text:span></text:p>
      <text:p text:style-name="P10">&lt;<text:span text:style-name="T29">instrukcja prosta</text:span>&gt; :<text:span text:style-name="T29">= &lt;wywołanie&gt;</text:span><text:span text:style-name="T2">;</text:span><text:span text:style-name="T29"> | &lt;przypisanie&gt;</text:span><text:span text:style-name="T2">;</text:span></text:p>
      <text:p text:style-name="P10">&lt;<text:span text:style-name="T29">przypisanie</text:span>&gt; :<text:span text:style-name="T29">= &lt;identyfikator&gt; </text:span><text:span text:style-name="T2">=</text:span><text:span text:style-name="T29"> &lt;wyrażenie&gt;</text:span><text:span text:style-name="T2">;</text:span></text:p>
      <text:p text:style-name="P18">&lt;<text:span text:style-name="T35">deklaracja atomiczna</text:span>&gt; :<text:span text:style-name="T35">= &lt;nazwa typu&gt; &lt;identyfikator&gt;</text:span><text:span text:style-name="T5">; </text:span></text:p>
      <text:p text:style-name="P18"><text:span text:style-name="T5"><text:tab/><text:tab/><text:tab/><text:tab/></text:span><text:span text:style-name="T61">| </text:span><text:span text:style-name="T48">&lt;nazwa typu&gt; &lt;identyfikator&gt; </text:span><text:span text:style-name="T47">=</text:span><text:span text:style-name="T48"> &lt;</text:span><text:span text:style-name="T49">literał</text:span><text:span text:style-name="T48">&gt;</text:span><text:span text:style-name="T47">;</text:span><text:span text:style-name="T48"> </text:span></text:p>
      <text:p text:style-name="P69">Instrukcje wkroczenia i powrotu opisane są później.</text:p>
      <text:p text:style-name="P10"><text:span text:style-name="T2"/></text:p>
      <text:p text:style-name="P43">Wyrażenia</text:p>
      <text:p text:style-name="P20">Wyrażenia mają działać zgodnie z zasadami arytmetyki i z oczekiwaniami (językiem C).</text:p>
      <text:p text:style-name="P20">Zatem <text:span text:style-name="T17">i = 2+7*(2-5*a);</text:span> powinien być poprawnym napisem, o ile <text:span text:style-name="T17">i</text:span> oraz <text:span text:style-name="T21">a</text:span> są typami atomicznymi.</text:p>
      <text:p text:style-name="P20">Na referencjach nie ma zdefiniowanych operacji arytmetycznych, więc ich występowanie bez selektorów ([] dla tablic, <text:span text:style-name="T43">albo kropka dla obiektów</text:span>) jest ograniczone do wywołań funkcji z argumentami odpowiedniego typu i przypisania wartości referencji zwracanych przez funkcje.</text:p>
      <text:p text:style-name="P48">f(a,b,c); a=f(a,b,c);</text:p>
      <text:p text:style-name="P48"/>
      <text:p text:style-name="P44">Operatory</text:p>
      <text:p text:style-name="P44"><text:span text:style-name="T25">arytmetyczne: </text:span>^ * / % + - <text:span text:style-name="T25">(bez % dla liczb zmiennoprzecinkowych),</text:span></text:p>
      <text:p text:style-name="P65"><text:span text:style-name="T25">preinkrementacji, postinkrementacji </text:span>++<text:span text:style-name="T25">, oraz predekrementacji i postdekrementacji -- </text:span><text:span text:style-name="T28">(dla całk.)</text:span></text:p>
      <text:p text:style-name="P21">logiczne: <text:span text:style-name="T1">oraz lub nie </text:span>(AND OR NOT), pracujące na liczbach całkowitych, gdzie 0 – fałsz, 1 – prawda.</text:p>
      <text:p text:style-name="P62">Istnieje operator dwuargumentowy <text:span text:style-name="T1">^</text:span>, w charakterze operator potęgowania, jako że <text:span text:style-name="T50">definiuje się</text:span> operacji bitowych. </text:p>
      <text:p text:style-name="P21"/>
      <text:p text:style-name="P21">&lt;<text:span text:style-name="T30">wyrażenie</text:span>&gt; :<text:span text:style-name="T30">= </text:span><text:span text:style-name="T3">(</text:span><text:span text:style-name="T30">&lt;</text:span><text:span text:style-name="T31">wyrażenie</text:span><text:span text:style-name="T30">&gt;</text:span><text:span text:style-name="T3">) </text:span><text:span text:style-name="T31">|</text:span><text:span text:style-name="T30"> &lt;wyrażenie&gt; &lt;operator dwuargumentowy&gt; &lt;wyrażenie&gt; | &lt;identyfikator </text:span><text:span text:style-name="T37">(obiektu atomicznego)</text:span><text:span text:style-name="T30">&gt;</text:span></text:p>
      <text:p text:style-name="P21"/>
      <text:p text:style-name="P45">Procedury i funkcje</text:p>
      <text:p text:style-name="P22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32">istniała mniej więcej </text:span><text:span text:style-name="T22">zwyczajna</text:span><text:span text:style-name="T32"> składnia procedury, z nagłówkiem zawierającym nazwę (i informacje o parametrach), a po niej blok kodu, tyle, że w tym kodzie mogło wystąpić </text:span><text:span text:style-name="T33">specjalne </text:span><text:soft-page-break/><text:span text:style-name="T33">słowo kluczowe (ENTRY &lt;nazwa&gt;). Instrukcja CALL &lt;nazwa&gt; powodowała wskoczenie sterowania do funkcji, ale w miejscu zaznaczonym owym </text:span><text:span text:style-name="T50">ENTRY</text:span><text:span text:style-name="T33">, </text:span><text:span text:style-name="T50">a </text:span><text:span text:style-name="T33">nie na początku.</text:span></text:p>
      <text:p text:style-name="P22"><text:tab/><text:span text:style-name="T33">Można sobie oczywiście wyobrazić, że jeśli istnieje byt zwany funkcją, z jednym punktem wejścia i wieloma punktami wyjścia (wieloma instrukcjami powrotu, </text:span><text:span text:style-name="T18">return</text:span><text:span text:style-name="T33">), to możliwe jest opisanie bytu posiadającego wiele punktów wejściowych, czy też wkroczenia sterowania, bez wyróżniania jakiegokolwiek z nich. Taki model jest realizowany w języku PL/PL.</text:span></text:p>
      <text:p text:style-name="P22"><text:tab/><text:span text:style-name="T33">Najogólniejszym stopniem organizacji kodu jest </text:span><text:span text:style-name="T50">zatem</text:span><text:span text:style-name="T33"> pojedynczy, ograniczony nawiasami </text:span><text:span text:style-name="T35">(wąsatymi) </text:span><text:span text:style-name="T33">blok kodu, z zaznaczeniem, jaki typ zwracany jest przy powrocie z niego – gdyby różne instrukcje powrotu zwracały różne typy, powstałby ciężko rozwiązywalny </text:span><text:span text:style-name="T57">nieporządek</text:span><text:span text:style-name="T33">.</text:span></text:p>
      <text:p text:style-name="P24">Ogólna składnia zatem <text:span text:style-name="T50">przyjmuje postać</text:span>:</text:p>
      <text:p text:style-name="P10"><text:span text:style-name="T1">procedura</text:span> <text:span text:style-name="T33">(</text:span><text:span text:style-name="T1">-&gt;</text:span> &lt;nazwa typu (zwracanego)&gt;<text:span text:style-name="T33">)?</text:span> {&lt;<text:span text:style-name="T33">lista instrukcji</text:span>&gt;}</text:p>
      <text:p text:style-name="P23">Nawias przed strzałką, <text:span text:style-name="T34">po którym następuje znak zapytania jest tu elementem metajęzyka, żeby opisać, że kiedy procedura nic nie zwraca, strzałka i nazwa typu nie są potrzebne. Na przykład:</text:span></text:p>
      <text:p text:style-name="P17"><text:span text:style-name="T1">procedura</text:span> -<text:span text:style-name="T1">&gt; </text:span><text:span text:style-name="T4">całk</text:span> {&lt;<text:span text:style-name="T35">lista instrukcji</text:span>&gt;}</text:p>
      <text:p text:style-name="P17"><text:span text:style-name="T1">procedura</text:span> {<text:span text:style-name="T34">&lt;</text:span><text:span text:style-name="T35">lista instrukcji</text:span><text:span text:style-name="T34">&gt;</text:span>} - <text:span text:style-name="T35">nic nie zwraca.</text:span></text:p>
      <text:p text:style-name="P17"><text:tab/><text:span text:style-name="T50">Celem zaznaczenia punktów wejścia i wyjścia, i</text:span><text:span text:style-name="T35">stnieją dwie wyróżnione instrukcje:</text:span></text:p>
      <text:p text:style-name="P17">&lt;<text:span text:style-name="T35">instrukcja powrotu</text:span>&gt; :<text:span text:style-name="T35">= </text:span><text:span text:style-name="T5">zwróć(</text:span><text:span text:style-name="T35">&lt;identyfikator </text:span><text:span text:style-name="T36">(o typie zgodnym z sygnaturą na górze procedury)</text:span><text:span text:style-name="T35">&gt;</text:span><text:span text:style-name="T5">);</text:span></text:p>
      <text:p text:style-name="P17">&lt;<text:span text:style-name="T35">instrukcja wkroczenia</text:span>&gt; :<text:span text:style-name="T35">= </text:span><text:span text:style-name="T5">zacznij </text:span><text:span text:style-name="T35">&lt;identyfikator </text:span><text:span text:style-name="T36">– nazwa „funkcji”</text:span><text:span text:style-name="T35">&gt;</text:span><text:span text:style-name="T5">(</text:span><text:span text:style-name="T35">&lt;lista </text:span><text:span text:style-name="T66">parametrów</text:span><text:span text:style-name="T35"> formalnych&gt;</text:span><text:span text:style-name="T5">);</text:span></text:p>
      <text:p text:style-name="P25"><text:tab/>Instrukcja powrotu, działa zgodnie z obyczajem, <text:span text:style-name="T38">umożliwiając powrót sterowania do procedury wywołującej, zabierając ze sobą wartość zwracaną.</text:span></text:p>
      <text:p text:style-name="P25"><text:tab/><text:span text:style-name="T38">Instrukcja wkroczenia jest jakoby deklaracją funkcji – </text:span><text:span text:style-name="T6">zacznij </text:span><text:span text:style-name="T38">f(</text:span><text:span text:style-name="T6">całk</text:span><text:span text:style-name="T38"> a);</text:span><text:span text:style-name="T6"> </text:span><text:span text:style-name="T38">sprawia, że w globalnej przestrzeni naz</text:span><text:span text:style-name="T65">w</text:span><text:span text:style-name="T38"> pojawia się</text:span><text:span text:style-name="T19"> referencja do wkroczenia</text:span><text:span text:style-name="T38">, pod nazwą f. Można zatem, z dowolnego miejsca wywołać f(7); Sterowanie wkroczy do funkcji, w miejscu oznaczonym przez odpowiednie </text:span><text:span text:style-name="T6">zacznij</text:span><text:span text:style-name="T38">, skopiuje wartości przekazanych </text:span><text:span text:style-name="T66">argumentów</text:span><text:span text:style-name="T38"> do zmiennych lokalnych i będzie wykonywać kod procedury, do napotkania instrukcji </text:span><text:span text:style-name="T6">zwróć</text:span><text:span text:style-name="T38">, ignorując (przeskakując) wszystkie kolejno napotkane instrukcje wkroczenia.</text:span></text:p>
      <text:p text:style-name="P25"><text:tab/><text:span text:style-name="T38">Procedura z</text:span><text:span text:style-name="T19"> n </text:span><text:span text:style-name="T38">punktami </text:span><text:span text:style-name="T50">wejścia</text:span><text:span text:style-name="T38"> i pewną liczbą punktów wyjścia, jeśli się zastanowić, równoważna jest </text:span><text:span text:style-name="T19">n</text:span><text:span text:style-name="T38"> zwyczajnym funkcjom, z fragmentami (lub większością) nakładającego się kodu. Z tego też powodu, </text:span><text:span text:style-name="T19">referencję do wkroczenia</text:span><text:span text:style-name="T38">, </text:span><text:span text:style-name="T39">można </text:span><text:span text:style-name="T50">istotnie </text:span><text:span text:style-name="T39">nazwać </text:span><text:span text:style-name="T20">funkcją</text:span><text:span text:style-name="T39">.</text:span></text:p>
      <text:p text:style-name="P61"><text:tab/>Zatem konstrukcja <text:span text:style-name="T1">funkcja</text:span> g = policzPoleTrójkąta; jest bliska <text:span text:style-name="T50">znaczeniowo </text:span>wskaźnikowi na funkcję w C i zachowujemy słowo kluczowe <text:span text:style-name="T1">funkcja</text:span> w tym kontekście, chociaż nazwę <text:span text:style-name="T17">policzPoleTrójkąta, </text:span>należałoby określić ściślej mianem nazwy punktu wejścia/wkroczenia, jako że musiała zostać zadeklarowana gdzieś indziej instrukcją postaci np.:<text:span text:style-name="T1"> </text:span></text:p>
      <text:p text:style-name="P60"><text:span text:style-name="T1">zacznij </text:span>policzPoleTrójkąta(<text:span text:style-name="T1">rzeczyw </text:span>a, <text:span text:style-name="T1">rzeczyw </text:span>h);<text:span text:style-name="T1"> </text:span></text:p>
      <text:p text:style-name="P26"><text:span text:style-name="T1"/></text:p>
      <text:p text:style-name="P46">Przykład<text:span text:style-name="T50">y</text:span> procedur:</text:p>
      <text:p text:style-name="P27"><text:span text:style-name="T1">procedura -&gt;</text:span> <text:span text:style-name="T1">całk</text:span></text:p>
      <text:p text:style-name="P27">{</text:p>
      <text:p text:style-name="P27"><text:s text:c="4"/><text:span text:style-name="T1">całk</text:span> w;</text:p>
      <text:p text:style-name="P27"><text:s text:c="4"/><text:span text:style-name="T1">zacznij</text:span> proporcjonalna(<text:span text:style-name="T1">całk</text:span> a, <text:span text:style-name="T1">całk</text:span> x);</text:p>
      <text:p text:style-name="P27"><text:s text:c="4"/><text:span text:style-name="T1">całk</text:span> b=0;</text:p>
      <text:p text:style-name="P27"><text:s text:c="4"/><text:span text:style-name="T1">zacznij</text:span> liniowa(<text:span text:style-name="T1">całk</text:span> a, <text:span text:style-name="T1">całk</text:span> b, <text:span text:style-name="T1">całk</text:span> x);</text:p>
      <text:p text:style-name="P27"><text:s text:c="4"/>w = a*x+b;</text:p>
      <text:p text:style-name="P27"><text:s text:c="4"/><text:span text:style-name="T1">jeśli</text:span>(a&lt;0)</text:p>
      <text:p text:style-name="P27"><text:s text:c="4"/>{</text:p>
      <text:p text:style-name="P27"><text:s text:c="8"/>pisz("Funkcja zwraca liczbe ujemną");</text:p>
      <text:p text:style-name="P27"><text:s text:c="8"/><text:span text:style-name="T1">zwróć</text:span>(w);</text:p>
      <text:p text:style-name="P27"><text:s text:c="4"/>}</text:p>
      <text:p text:style-name="P27"><text:s text:c="4"/><text:span text:style-name="T1">inaczej</text:span>{piszf("Funkcja zwraca %d", w); <text:span text:style-name="T1">zwróć</text:span>(w);}</text:p>
      <text:p text:style-name="P27">}</text:p>
      <text:p text:style-name="P30"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<text:soft-page-break/>(identyfikację nie tylko po nazwie, ale też po typach parametrów), co uczyniłoby tę składnię może nawet użyteczną.</text:p>
      <text:p text:style-name="P27"><text:tab/><text:span text:style-name="T41">Chwila uwagi pozwala zauważyć problem wymagający doprecyzowania - czy linie:</text:span></text:p>
      <text:p text:style-name="P28"><text:span text:style-name="T1"><text:tab/><text:tab/><text:tab/><text:tab/>całk</text:span> b=0;</text:p>
      <text:p text:style-name="P29"><text:span text:style-name="T1"><text:tab/><text:tab/><text:tab/><text:tab/>zacznij</text:span> liniowa(<text:span text:style-name="T1">całk</text:span> a, <text:span text:style-name="T1">całk</text:span> b, <text:span text:style-name="T1">całk</text:span> x); </text:p>
      <text:p text:style-name="P29"><text:span text:style-name="T41">zawierają redeklarację zmiennej b?</text:span></text:p>
      <text:p text:style-name="P33"><text:tab/>Rozwiązaniem tego problemu byłby sztywny wymóg zgromadzenia deklaracji na początku procedury i usunięcie nazw typów z list parametrów: </text:p>
      <text:p text:style-name="P31"><text:span text:style-name="T1">całk</text:span> a,b,x;<text:span text:style-name="T40"> </text:span><text:span text:style-name="T7">zacznij</text:span><text:span text:style-name="T40"> proporcjonalna(a,x); </text:span>b=0; <text:span text:style-name="T7">zacznij</text:span><text:span text:style-name="T40"> liniowa(a,b,x);</text:span></text:p>
      <text:p text:style-name="P33">co pozostaje opcją, w razie trudności implementacyjnych, zdecydowaliśmy się jednak przyjąć zasadę pozwalającą na pseudo – redeklarację, jeśli typ się zgadza i jest ona umieszczona na liście parametrów <text:span text:style-name="T50">(a nie w ciągu instrukcji).</text:span></text:p>
      <text:p text:style-name="P31">Zatem <text:span text:style-name="T1">całk a; zacznij </text:span>f(<text:span text:style-name="T1">całk</text:span> a); <text:span text:style-name="T1">zacznij</text:span> f(<text:span text:style-name="T1">całk</text:span> a, <text:span text:style-name="T1">całk</text:span> b); jest konstrukcją dozwoloną, ale</text:p>
      <text:p text:style-name="P31"><text:span text:style-name="T1">zacznij </text:span>f(<text:span text:style-name="T1">całk</text:span> a); <text:span text:style-name="T1">całk a; </text:span><text:s/><text:span text:style-name="T1">zacznij</text:span> f(<text:span text:style-name="T1">całk</text:span> a, <text:span text:style-name="T1">całk</text:span> b); albo </text:p>
      <text:p text:style-name="P31"><text:span text:style-name="T1">zacznij</text:span> f(<text:span text:style-name="T1">całk</text:span> a, <text:span text:style-name="T1">całk</text:span> b); <text:span text:style-name="T1">całk a; zacznij </text:span>f(<text:span text:style-name="T1">całk</text:span> a); już nie są dozwolone, ponieważ następuje w obu ostatnich przypadkach powtórna deklaracja, niebędąca częścią listy parametrów. </text:p>
      <text:p text:style-name="P34"><text:tab/><text:span text:style-name="T51">W powyższym przykładzie istnieje tylko jedna zmienna </text:span><text:span text:style-name="T23">a</text:span><text:span text:style-name="T51"> (deklaracja na liście formalnej umieszcza identyfikator w przestrzeni nazw całej procedury, niezależnie od zagnieżdżenia), w odróżnieniu, od konstrukcji znanej z C:</text:span></text:p>
      <text:p text:style-name="P32"><text:span text:style-name="T51"><text:tab/>int a=2; </text:span></text:p>
      <text:p text:style-name="P32"><text:span text:style-name="T51"><text:tab/>{</text:span></text:p>
      <text:p text:style-name="P32"><text:span text:style-name="T51"><text:tab/><text:tab/>int a=3;</text:span></text:p>
      <text:p text:style-name="P32"><text:span text:style-name="T51"><text:tab/>}</text:span></text:p>
      <text:p text:style-name="P36">która, jak sądzimy, też powinna zostać zachowana w opisywanym języku.</text:p>
      <text:p text:style-name="P37"/>
      <text:p text:style-name="P47">Przykład programu:</text:p>
      <text:p text:style-name="P70"><text:span text:style-name="T52">procedura</text:span> -&gt; <text:span text:style-name="T53">całk</text:span></text:p>
      <text:p text:style-name="P70">{</text:p>
      <text:p text:style-name="P70"><text:s text:c="4"/><text:span text:style-name="T53">całk</text:span> odp;</text:p>
      <text:p text:style-name="P70"><text:s text:c="4"/><text:span text:style-name="T58">zacznij</text:span> <text:span text:style-name="T54">ack</text:span>(<text:span text:style-name="T53">całk</text:span> m, <text:span text:style-name="T53">całk</text:span> n);</text:p>
      <text:p text:style-name="P70"><text:s text:c="4"/><text:span text:style-name="T52">jeśli</text:span>(m==0){odp = n+1;}</text:p>
      <text:p text:style-name="P70"><text:s text:c="4"/><text:span text:style-name="T52">inaczej</text:span> <text:span text:style-name="T52">jeśli</text:span>(n==0){odp = <text:span text:style-name="T54">ack</text:span>(m-1, 1);}</text:p>
      <text:p text:style-name="P70"><text:s text:c="4"/><text:span text:style-name="T52">inaczej</text:span>{odp = <text:span text:style-name="T54">ack</text:span>(m-1, <text:span text:style-name="T54">ack</text:span>(m,n-1));}</text:p>
      <text:p text:style-name="P70"><text:s text:c="4"/><text:span text:style-name="T58">zwróć</text:span>(odp);</text:p>
      <text:p text:style-name="P70">}</text:p>
      <text:p text:style-name="P70"/>
      <text:p text:style-name="P71">procedura</text:p>
      <text:p text:style-name="P70">{</text:p>
      <text:p text:style-name="P70"><text:s text:c="4"/><text:span text:style-name="T53">całk</text:span> i,j;</text:p>
      <text:p text:style-name="P70"><text:s text:c="4"/><text:span text:style-name="T58">zacznij</text:span> <text:span text:style-name="T52">program</text:span>();</text:p>
      <text:p text:style-name="P70"><text:s text:c="4"/>i=0;</text:p>
      <text:p text:style-name="P70"><text:s text:c="4"/><text:span text:style-name="T52">dopóki</text:span>(i&lt;3)</text:p>
      <text:p text:style-name="P70"><text:s text:c="4"/>{</text:p>
      <text:p text:style-name="P70"><text:s text:c="8"/>j=0;</text:p>
      <text:p text:style-name="P70"><text:s text:c="8"/><text:span text:style-name="T52">dopóki</text:span>(j&lt;3)</text:p>
      <text:p text:style-name="P70"><text:s text:c="8"/>{</text:p>
      <text:p text:style-name="P70"><text:s text:c="12"/><text:span text:style-name="T54">piszf</text:span>(<text:span text:style-name="T55">"Wartość funkcji Ackermana(%d, %d) to %d\n"</text:span>, <text:tab/><text:tab/><text:tab/><text:tab/>i,j,<text:span text:style-name="T54">ack</text:span>(i,j));<text:span text:style-name="T59">/* </text:span><text:span text:style-name="T60">to jest kontynuacja poprzedniej linii*/</text:span></text:p>
      <text:p text:style-name="P70"><text:s text:c="12"/>j++;</text:p>
      <text:p text:style-name="P70"><text:s text:c="8"/>}</text:p>
      <text:p text:style-name="P70"><text:s text:c="8"/>i++;</text:p>
      <text:p text:style-name="P70"><text:s text:c="4"/>}</text:p>
      <text:p text:style-name="P70"><text:span text:style-name="T57"><text:s text:c="4"/></text:span><text:span text:style-name="T60">//niejawne zwróć na końcu procedury</text:span></text:p>
      <text:p text:style-name="P70">}</text:p>
      <text:p text:style-name="P47"/>
      <text:p text:style-name="P38">Jak widać, <text:span text:style-name="T1">zacznij</text:span> <text:span text:style-name="T1">program</text:span>(); nadaje się na oznaczenie punktu wejścia do programu, <text:span text:style-name="T56">a osobliwa składnia procedur/wielo-funkcji łatwo redukuje się do równoważnika zwykłych funkcji.</text:span></text:p>
      <text:p text:style-name="P38"><text:span text:style-name="T8"/></text:p>
      <text:p text:style-name="P38"><text:span text:style-name="T8"/></text:p>
      <text:p text:style-name="P38"><text:soft-page-break/><text:span text:style-name="T8">Uwagi dotyczące implementacji</text:span></text:p>
      <text:p text:style-name="P39"><text:tab/>Mamy na celu, wykorzystując ANTLR, napisać kompilator tego języka do pewnego asemblera (języka niskiego poziomu). Nie wykluczamy możliwości napisania własnej maszyny wirtualnej, wykonującej bezpośrednio te<text:span text:style-name="T63">n</text:span> asembler, byłaby użyteczna przy debugowaniu, chociaż nie uważamy tego za konieczne. Ze względu na charakter przedsięwzięcia, jego maksymalną możliwą objętość i z definicji ograniczoną użyteczność, nie <text:span text:style-name="T63">uznajemy</text:span> za priorytetowe kwestii przenośności generowanego kodu/samego kompilatora, czy optymalizacji. Translacja do asemblera wyrażeń, instrukcji zawierających proste zmienne i opisanych <text:span text:style-name="T63">powyżej podstawowych</text:span> struktur sterowania przepływem, wydaje się być zadaniem wykonalnym w dostępnym, ograniczonym czasie natomiast <text:span text:style-name="T62">implementacja szerszej gramatyki języka (np. referencji do funkcji), może zrodzić nieprzewidziane trudności i również nie jest niezbędna </text:span><text:span text:style-name="T63">aby język stanowił funkcjonalną całość. Niewątpliwą zaletą byłoby zapewnienie choćby częściowej dostępności funkcji standardowej biblioteki języka C (GNU libc), co jest teoretycznie możliwe.</text:span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87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08:00:01.873000000</meta:creation-date>
    <dc:date>2022-03-16T23:43:38.146000000</dc:date>
    <meta:editing-duration>PT7H32M5S</meta:editing-duration>
    <meta:editing-cycles>41</meta:editing-cycles>
    <meta:generator>LibreOffice/7.1.0.3$Windows_X86_64 LibreOffice_project/f6099ecf3d29644b5008cc8f48f42f4a40986e4c</meta:generator>
    <meta:print-date>2022-03-16T23:34:29.717000000</meta:print-date>
    <meta:document-statistic meta:table-count="0" meta:image-count="0" meta:object-count="0" meta:page-count="5" meta:paragraph-count="133" meta:word-count="1596" meta:character-count="12149" meta:non-whitespace-character-count="10444"/>
  </office:meta>
</office:document-meta>
</file>